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923a" officeooo:paragraph-rsid="0009923a"/>
    </style:style>
    <style:style style:name="P2" style:family="paragraph" style:parent-style-name="Standard">
      <style:paragraph-properties fo:text-align="start" style:justify-single-word="false"/>
      <style:text-properties officeooo:rsid="0009923a" officeooo:paragraph-rsid="0009923a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2dc0" officeooo:paragraph-rsid="0009923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f886b" officeooo:paragraph-rsid="000f886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1547" officeooo:paragraph-rsid="0010154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0f886b" officeooo:paragraph-rsid="000f886b"/>
    </style:style>
    <style:style style:name="P7" style:family="paragraph" style:parent-style-name="Standard">
      <style:paragraph-properties fo:text-align="start" style:justify-single-word="false"/>
      <style:text-properties fo:font-weight="bold" officeooo:rsid="000f886b" officeooo:paragraph-rsid="000f886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01547" officeooo:paragraph-rsid="0010154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9923a" officeooo:paragraph-rsid="0009923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1fd22" officeooo:paragraph-rsid="0011fd22" style:font-weight-asian="normal" style:font-weight-complex="normal"/>
    </style:style>
    <style:style style:name="T1" style:family="text">
      <style:text-properties officeooo:rsid="000992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n Evans</text:p>
      <text:p text:style-name="P2">CS 6058 </text:p>
      <text:p text:style-name="P2">Data / Security and Privacy</text:p>
      <text:p text:style-name="P2">Spring 2018</text:p>
      <text:p text:style-name="P6">Project 1</text:p>
      <text:p text:style-name="P2"/>
      <text:p text:style-name="P8">Description</text:p>
      <text:p text:style-name="P9"/>
      <text:p text:style-name="P5">TODO</text:p>
      <text:p text:style-name="P2"/>
      <text:p text:style-name="P7">Key Distribution Testing</text:p>
      <text:p text:style-name="P3"/>
      <text:p text:style-name="P10">TODO</text:p>
      <text:p text:style-name="P3"/>
      <text:p text:style-name="P7">Run Time Testing</text:p>
      <text:p text:style-name="P4"/>
      <text:p text:style-name="P10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923a" officeooo:paragraph-rsid="0009923a"/>
    </style:style>
    <style:style style:name="MT1" style:family="text">
      <style:text-properties officeooo:rsid="00099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vans</text:p>
      </style:header>
      <style:footer>
        <text:p text:style-name="Footer"><text:span text:style-name="MT1">Evans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5:55:59.536000000</meta:creation-date>
    <dc:date>2018-02-04T17:11:35.418000000</dc:date>
    <meta:editing-duration>PT38M57S</meta:editing-duration>
    <meta:editing-cycles>5</meta:editing-cycles>
    <meta:generator>LibreOffice/5.3.5.2$Windows_X86_64 LibreOffice_project/50d9bf2b0a79cdb85a3814b592608037a682059d</meta:generator>
    <meta:document-statistic meta:table-count="0" meta:image-count="0" meta:object-count="0" meta:page-count="1" meta:paragraph-count="13" meta:word-count="26" meta:character-count="140" meta:non-whitespace-character-count="126"/>
  </office:meta>
</office:document-meta>
</file>